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8.5cm" style:rel-column-width="32768*"/>
    </style:style>
    <style:style style:name="Table3.B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text-properties style:font-name="Courier New" fo:font-size="22pt" style:font-size-asian="22pt" style:font-size-complex="22pt"/>
    </style:style>
    <style:style style:name="P3" style:family="paragraph" style:parent-style-name="Standard">
      <style:paragraph-properties fo:break-before="page"/>
      <style:text-properties style:font-name="Courier New"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0000 = 0 = 0</text:p>
            <text:p text:style-name="P2">0001 = 1 = 1</text:p>
            <text:p text:style-name="P2">0010 = 2 = 2</text:p>
            <text:p text:style-name="P2">0011 = 3 = 3</text:p>
            <text:p text:style-name="P2">0100 = 4 = 4</text:p>
            <text:p text:style-name="P2">0101 = 5 = 5</text:p>
            <text:p text:style-name="P2">0110 = 6 = 6</text:p>
            <text:p text:style-name="P2">0111 = 7 = 7</text:p>
          </table:table-cell>
          <table:table-cell table:style-name="Table2.B1" office:value-type="string">
            <text:p text:style-name="P3">1000 = 8 = 8</text:p>
            <text:p text:style-name="P2">1001 = 9 = 9</text:p>
            <text:p text:style-name="P2">1010 = a = 10</text:p>
            <text:p text:style-name="P2">1011 = b = 11</text:p>
            <text:p text:style-name="P2">1100 = c = 12</text:p>
            <text:p text:style-name="P2">1101 = d = 13</text:p>
            <text:p text:style-name="P2">1110 = e = 14</text:p>
            <text:p text:style-name="P2">1111 = f = 15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24-04-05T08:04:06.87</meta:creation-date>
    <meta:document-statistic meta:table-count="3" meta:image-count="0" meta:object-count="0" meta:page-count="2" meta:paragraph-count="16" meta:word-count="80" meta:character-count="198"/>
    <dc:date>2024-04-05T08:11:54.01</dc:date>
    <dc:creator>Allan Callaghan</dc:creator>
    <meta:editing-duration>PT7M51S</meta:editing-duration>
    <meta:editing-cycles>1</meta:editing-cycles>
    <meta:generator>OpenOffice/4.1.15$Win32 OpenOffice.org_project/4115m2$Build-9813</meta:generator>
  </office:meta>
</office:document-meta>
</file>